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30/04/2026 05:30:25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4880">
            <text:p>304880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6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242">
            <text:p>25242,00</text:p>
          </table:table-cell>
          <table:table-cell table:style-name="ce12N2" office:value-type="float" office:value="5811.05">
            <text:p>5811,05</text:p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28810.6">
            <text:p>28810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5.242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0">
            <text:p>12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2242.45">
            <text:p>2242,45</text:p>
          </table:table-cell>
          <table:table-cell table:style-name="ce12N2" office:value-type="float" office:value="22999.55">
            <text:p>22999,55</text:p>
          </table:table-cell>
          <table:table-cell table:style-name="ce12N2" office:value-type="float" office:value="919.96">
            <text:p>919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66100031612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43">
            <text:p>304943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18.78">
            <text:p>1818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657.2">
            <text:p>165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18,7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161.58">
            <text:p>161,58</text:p>
          </table:table-cell>
          <table:table-cell table:style-name="ce12N2" office:value-type="float" office:value="1657.2">
            <text:p>1657,20</text:p>
          </table:table-cell>
          <table:table-cell table:style-name="ce12N2" office:value-type="float" office:value="66.28">
            <text:p>66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69100031615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38">
            <text:p>30523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55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51">
            <text:p>2751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51">
            <text:p>275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1956">
            <text:p>0,012</text:p>
          </table:table-cell>
          <table:table-cell table:style-name="ce12N2" office:value-type="float" office:value="5.06">
            <text:p>5,0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51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51">
            <text:p>2751,00</text:p>
          </table:table-cell>
          <table:table-cell table:style-name="ce12N2" office:value-type="float" office:value="192.57">
            <text:p>192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55718581109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7">
            <text:p>30545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770.41">
            <text:p>4770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4588.46">
            <text:p>4588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1499">
            <text:p>0,231</text:p>
          </table:table-cell>
          <table:table-cell table:style-name="ce12N2" office:value-type="float" office:value="35.08">
            <text:p>35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770,4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81.95">
            <text:p>181,95</text:p>
          </table:table-cell>
          <table:table-cell table:style-name="ce12N2" office:value-type="float" office:value="4588.46">
            <text:p>4588,46</text:p>
          </table:table-cell>
          <table:table-cell table:style-name="ce12N2" office:value-type="float" office:value="183.54">
            <text:p>183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6189825018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0">
            <text:p>30547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717232975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80">
            <text:p>30548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73.3">
            <text:p>2373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2228.46">
            <text:p>2228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86">
            <text:p>0,017</text:p>
          </table:table-cell>
          <table:table-cell table:style-name="ce12N2" office:value-type="float" office:value="12.33">
            <text:p>12,3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73,3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44.84">
            <text:p>144,84</text:p>
          </table:table-cell>
          <table:table-cell table:style-name="ce12N2" office:value-type="float" office:value="2228.46">
            <text:p>2228,46</text:p>
          </table:table-cell>
          <table:table-cell table:style-name="ce12N2" office:value-type="float" office:value="89.14">
            <text:p>89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515416692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6">
            <text:p>30555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31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879.02">
            <text:p>5879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879.02">
            <text:p>5879,0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67698">
            <text:p>0,468</text:p>
          </table:table-cell>
          <table:table-cell table:style-name="ce12N2" office:value-type="float" office:value="31.5">
            <text:p>31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879,0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879.02">
            <text:p>5879,02</text:p>
          </table:table-cell>
          <table:table-cell table:style-name="ce12N2" office:value-type="float" office:value="411.53">
            <text:p>411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318199581261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0">
            <text:p>30556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9.44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21.47">
            <text:p>3121,4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21.47">
            <text:p>3121,4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1059">
            <text:p>0,031</text:p>
          </table:table-cell>
          <table:table-cell table:style-name="ce12N2" office:value-type="float" office:value="5.54">
            <text:p>5,5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121,4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21.47">
            <text:p>3121,47</text:p>
          </table:table-cell>
          <table:table-cell table:style-name="ce12N2" office:value-type="float" office:value="218.5">
            <text:p>218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944615272734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1">
            <text:p>30556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9.53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31.26">
            <text:p>5331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05.88">
            <text:p>5005,8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5816">
            <text:p>0,056</text:p>
          </table:table-cell>
          <table:table-cell table:style-name="ce12N2" office:value-type="float" office:value="7.12">
            <text:p>7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331,2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325.38">
            <text:p>325,38</text:p>
          </table:table-cell>
          <table:table-cell table:style-name="ce12N2" office:value-type="float" office:value="5005.88">
            <text:p>5005,88</text:p>
          </table:table-cell>
          <table:table-cell table:style-name="ce12N2" office:value-type="float" office:value="350.41">
            <text:p>350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9536150740091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81">
            <text:p>30568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75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45.98">
            <text:p>1945,9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45.98">
            <text:p>1945,9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946">
            <text:p>0,005</text:p>
          </table:table-cell>
          <table:table-cell table:style-name="ce12N2" office:value-type="float" office:value="1.15">
            <text:p>1,1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45,9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45.98">
            <text:p>1945,98</text:p>
          </table:table-cell>
          <table:table-cell table:style-name="ce12N2" office:value-type="float" office:value="136.22">
            <text:p>136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751106640119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4">
            <text:p>30572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35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74.18">
            <text:p>1674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74.18">
            <text:p>1674,1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916">
            <text:p>0,004</text:p>
          </table:table-cell>
          <table:table-cell table:style-name="ce12N2" office:value-type="float" office:value="0.97">
            <text:p>0,9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674,1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74.18">
            <text:p>1674,18</text:p>
          </table:table-cell>
          <table:table-cell table:style-name="ce12N2" office:value-type="float" office:value="117.19">
            <text:p>117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35518619347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5">
            <text:p>305725</text:p>
          </table:table-cell>
          <table:table-cell table:style-name="ce0" table:number-columns-spanned="4" table:number-rows-spanned="1" office:value-type="string" calcext:value-type="string">
            <text:p>27.705 - DOKA - INDUSTRIA E COMERCIO LTDA</text:p>
          </table:table-cell>
          <table:covered-table-cell table:number-columns-repeated="3"/>
          <table:table-cell table:style-name="ce0" office:value-type="string" calcext:value-type="string">
            <text:p>61.3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012.8">
            <text:p>10012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0012.8">
            <text:p>10012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750038">
            <text:p>0,750</text:p>
          </table:table-cell>
          <table:table-cell table:style-name="ce12N2" office:value-type="float" office:value="38">
            <text:p>38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012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012.8">
            <text:p>10012,80</text:p>
          </table:table-cell>
          <table:table-cell table:style-name="ce12N2" office:value-type="float" office:value="400.51">
            <text:p>400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113619000013155001000061331132957222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31">
            <text:p>30573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7.22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247.73">
            <text:p>6247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247.73">
            <text:p>6247,7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0808">
            <text:p>0,031</text:p>
          </table:table-cell>
          <table:table-cell table:style-name="ce12N2" office:value-type="float" office:value="6.05">
            <text:p>6,0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247,7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247.73">
            <text:p>6247,73</text:p>
          </table:table-cell>
          <table:table-cell table:style-name="ce12N2" office:value-type="float" office:value="437.34">
            <text:p>437,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722010509759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78">
            <text:p>305778</text:p>
          </table:table-cell>
          <table:table-cell table:style-name="ce0" table:number-columns-spanned="4" table:number-rows-spanned="1" office:value-type="string" calcext:value-type="string">
            <text:p>11.857 - GOLDEN ART INDUSTRIA E COMERCIO LTDA - EPP</text:p>
          </table:table-cell>
          <table:covered-table-cell table:number-columns-repeated="3"/>
          <table:table-cell table:style-name="ce0" office:value-type="string" calcext:value-type="string">
            <text:p>53.61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4.78">
            <text:p>834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30">
            <text:p>73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4,7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104.78">
            <text:p>104,78</text:p>
          </table:table-cell>
          <table:table-cell table:style-name="ce12N2" office:value-type="float" office:value="730">
            <text:p>730,00</text:p>
          </table:table-cell>
          <table:table-cell table:style-name="ce12N2" office:value-type="float" office:value="51.1">
            <text:p>51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365447100018055001000053616100032014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1">
            <text:p>30582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73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462.34">
            <text:p>4462,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462.34">
            <text:p>4462,3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0272">
            <text:p>0,010</text:p>
          </table:table-cell>
          <table:table-cell table:style-name="ce12N2" office:value-type="float" office:value="3.7">
            <text:p>3,7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462,3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462.34">
            <text:p>4462,34</text:p>
          </table:table-cell>
          <table:table-cell table:style-name="ce12N2" office:value-type="float" office:value="312.36">
            <text:p>312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732119042703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2">
            <text:p>30582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72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64.23">
            <text:p>1464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64.23">
            <text:p>1464,2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473">
            <text:p>0,002</text:p>
          </table:table-cell>
          <table:table-cell table:style-name="ce12N2" office:value-type="float" office:value="0.77">
            <text:p>0,7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64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64.23">
            <text:p>1464,23</text:p>
          </table:table-cell>
          <table:table-cell table:style-name="ce12N2" office:value-type="float" office:value="102.5">
            <text:p>102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723134255604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9">
            <text:p>30582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39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19.02">
            <text:p>3019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19.02">
            <text:p>3019,0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946">
            <text:p>0,005</text:p>
          </table:table-cell>
          <table:table-cell table:style-name="ce12N2" office:value-type="float" office:value="1.53">
            <text:p>1,5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019,0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019.02">
            <text:p>3019,02</text:p>
          </table:table-cell>
          <table:table-cell table:style-name="ce12N2" office:value-type="float" office:value="211.33">
            <text:p>211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390105140124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2">
            <text:p>30594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2139133376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7">
            <text:p>30595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6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6712174805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6">
            <text:p>30596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7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0.09">
            <text:p>290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202">
            <text:p>0,003</text:p>
          </table:table-cell>
          <table:table-cell table:style-name="ce12N2" office:value-type="float" office:value="1.93">
            <text:p>1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0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17.71">
            <text:p>17,71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10.89">
            <text:p>10,8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73152769430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94">
            <text:p>30599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32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83.52">
            <text:p>2583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583.52">
            <text:p>2583,5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527">
            <text:p>0,008</text:p>
          </table:table-cell>
          <table:table-cell table:style-name="ce12N2" office:value-type="float" office:value="1.95">
            <text:p>1,9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83,5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583.52">
            <text:p>2583,52</text:p>
          </table:table-cell>
          <table:table-cell table:style-name="ce12N2" office:value-type="float" office:value="180.85">
            <text:p>180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321186601766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001">
            <text:p>30600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3.68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5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81.41">
            <text:p>1181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1.41">
            <text:p>1181,4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412">
            <text:p>0,000</text:p>
          </table:table-cell>
          <table:table-cell table:style-name="ce12N2" office:value-type="float" office:value="0.71">
            <text:p>0,7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181,4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81.41">
            <text:p>1181,41</text:p>
          </table:table-cell>
          <table:table-cell table:style-name="ce12N2" office:value-type="float" office:value="82.7">
            <text:p>82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3684183573740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005">
            <text:p>306005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6.18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19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61.88">
            <text:p>861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61.88">
            <text:p>861,8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3796">
            <text:p>0,074</text:p>
          </table:table-cell>
          <table:table-cell table:style-name="ce12N2" office:value-type="float" office:value="43.13">
            <text:p>43,1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61,8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61.88">
            <text:p>861,88</text:p>
          </table:table-cell>
          <table:table-cell table:style-name="ce12N2" office:value-type="float" office:value="60.33">
            <text:p>60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6188164892397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50">
            <text:p>306150</text:p>
          </table:table-cell>
          <table:table-cell table:style-name="ce0" table:number-columns-spanned="4" table:number-rows-spanned="1" office:value-type="string" calcext:value-type="string">
            <text:p>9.134 - L.MARTINKOSKI &amp; CIA LTDA</text:p>
          </table:table-cell>
          <table:covered-table-cell table:number-columns-repeated="3"/>
          <table:table-cell table:style-name="ce0" office:value-type="string" calcext:value-type="string">
            <text:p>56.26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70.21">
            <text:p>2070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970.21">
            <text:p>1970,21</text:p>
          </table:table-cell>
          <table:table-cell table:style-name="ce12N2" office:value-type="float" office:value="100">
            <text:p>100,00</text:p>
          </table:table-cell>
          <table:table-cell table:style-name="ce12N3" office:value-type="float" office:value="">
            <text:p/>
          </table:table-cell>
          <table:table-cell table:style-name="ce12N2" office:value-type="float" office:value="4.15">
            <text:p>4,1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70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070.21">
            <text:p>2070,21</text:p>
          </table:table-cell>
          <table:table-cell table:style-name="ce12N2" office:value-type="float" office:value="144.92">
            <text:p>144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80286760001035500100005626010044228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57">
            <text:p>306157</text:p>
          </table:table-cell>
          <table:table-cell table:style-name="ce0" table:number-columns-spanned="4" table:number-rows-spanned="1" office:value-type="string" calcext:value-type="string">
            <text:p>10.718 - STELLA IMPORTACAO E EXPORTACAO DE LUMINARIAS LTDA</text:p>
          </table:table-cell>
          <table:covered-table-cell table:number-columns-repeated="3"/>
          <table:table-cell table:style-name="ce0" office:value-type="string" calcext:value-type="string">
            <text:p>291.62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204.49">
            <text:p>11204,4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10131.65">
            <text:p>10131,65</text:p>
          </table:table-cell>
          <table:table-cell table:style-name="ce12N2" office:value-type="float" office:value="85">
            <text:p>85,00</text:p>
          </table:table-cell>
          <table:table-cell table:style-name="ce12N3" office:value-type="float" office:value="0.02398">
            <text:p>0,024</text:p>
          </table:table-cell>
          <table:table-cell table:style-name="ce12N2" office:value-type="float" office:value="14.4">
            <text:p>14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204,4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5.79">
            <text:p>55,79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987.84">
            <text:p>987,84</text:p>
          </table:table-cell>
          <table:table-cell table:style-name="ce12N2" office:value-type="float" office:value="10216.65">
            <text:p>10216,65</text:p>
          </table:table-cell>
          <table:table-cell table:style-name="ce12N2" office:value-type="float" office:value="408.68">
            <text:p>408,6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1069115800037055001000291625185963246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73">
            <text:p>306173</text:p>
          </table:table-cell>
          <table:table-cell table:style-name="ce0" table:number-columns-spanned="4" table:number-rows-spanned="1" office:value-type="string" calcext:value-type="string">
            <text:p>9.134 - L.MARTINKOSKI &amp; CIA LTDA</text:p>
          </table:table-cell>
          <table:covered-table-cell table:number-columns-repeated="3"/>
          <table:table-cell table:style-name="ce0" office:value-type="string" calcext:value-type="string">
            <text:p>56.2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730.39">
            <text:p>3730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3730.39">
            <text:p>3730,3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730,3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730.39">
            <text:p>3730,39</text:p>
          </table:table-cell>
          <table:table-cell table:style-name="ce12N2" office:value-type="float" office:value="261.14">
            <text:p>261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0802867600010355001000056231100442220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26">
            <text:p>26,00</text:p>
          </table:table-cell>
          <table:table-cell table:style-name="ce26N2" office:value-type="float" office:value="5811.05">
            <text:p>5811,05</text:p>
          </table:table-cell>
          <table:table-cell table:style-name="ce26N2" office:value-type="float" office:value="185">
            <text:p>185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4196.05">
            <text:p>4196,05</text:p>
          </table:table-cell>
          <table:table-cell table:style-name="ce26N2" office:value-type="float" office:value="99158.03">
            <text:p>99158,03</text:p>
          </table:table-cell>
          <table:table-cell table:style-name="ce26N2" office:value-type="float" office:value="5368.15">
            <text:p>5368,15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103354.08">
            <text:p>103354,08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1.751798">
            <text:p>1,752</text:p>
          </table:table-cell>
          <table:table-cell table:style-name="ce26N2" office:value-type="float" office:value="104784.08">
            <text:p>104784,08</text:p>
          </table:table-cell>
          <table:table-cell table:style-name="ce26N2" office:value-type="float" office:value="103354.08">
            <text:p>103354,08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225.05">
            <text:p>225,05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52.1">
            <text:p>52,1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FINITUR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62" meta:object-count="0"/>
    <meta:generator>LibreOffice/4.3.0.4$Windows_x86 LibreOffice_project/62ad5818884a2fc2e5780dd45466868d41009ec0</meta:generator>
  </office:meta>
</office:document-meta>
</file>